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Tahoma1" svg:font-family="Tahoma"/>
    <style:font-face style:name="Ubuntu" svg:font-family="Ubuntu" style:font-family-generic="swiss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5pt solid #000000"/>
    </style:style>
    <style:style style:name="podHeader" style:family="table-cell">
      <style:table-cell-properties fo:padding="0.1cm" fo:border="0.05pt solid #000000" fo:background-color="#e6e6e6"/>
    </style:style>
    <style:style style:name="podUnbreakableRow" style:family="table-row">
      <style:table-row-properties fo:keep-together="always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style:style style:name="JgC1pod" style:family="table-cell">
      <style:table-cell-properties style:vertical-align="middle" fo:padding="0.1cm" fo:border="0.05pt solid #000000"/>
    </style:style>
    <style:style style:name="Table7781626124745184427.1" style:family="table-column">
      <style:table-column-properties style:rel-column-width="21844*"/>
    </style:style>
    <style:style style:name="Table7781626124745184427.2" style:family="table-column">
      <style:table-column-properties style:rel-column-width="21844*"/>
    </style:style>
    <style:style style:name="Table7781626124745184427.3" style:family="table-column">
      <style:table-column-properties style:rel-column-width="21844*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list text:style-name="podNumberedList" text:continue-numbering="false">
        <text:list-item text:start-value="1">
          <text:p text:style-name="podNumberItem">Row 1;</text:p>
        </text:list-item>
        <text:list-item>
          <text:p text:style-name="podNumberItem">row 2 :<text:line-break/>- sub-paragraph, row 1<text:line-break/>- sub-paragraph, row 2</text:p>
        </text:list-item>
        <text:list-item>
          <text:p text:style-name="Signature">row 3 (Signature style applied);</text:p>
        </text:list-item>
        <text:list-item>
          <text:p text:style-name="podNumberItem">row 4:</text:p>
          <text:list text:style-name="podBulletedList">
            <text:list-item>
              <text:p text:style-name="podBulletItem">Sub list:<text:line-break/>aa<text:line-break/>bb<text:line-break/>aa</text:p>
            </text:list-item>
            <text:list-item>
              <text:p text:style-name="podBulletItem">Hello</text:p>
            </text:list-item>
            <text:list-item>
              <text:p text:style-name="podBulletItem">Normal</text:p>
            </text:list-item>
          </text:list>
        </text:list-item>
      </text:list>
      <text:list text:style-name="podNumberedList" text:continue-numbering="false">
        <text:list-item text:start-value="1">
          <text:p text:style-name="podNumberItem">Texte</text:p>
        </text:list-item>
        <text:list-item>
          <text:p text:style-name="podNumberItem">Texte before the table</text:p>
        </text:list-item>
      </text:list>
      <table:table table:name="Table7781626124745184427" table:style-name="podTable">
        <table:table-column table:style-name="Table7781626124745184427.1"/>
        <table:table-column table:style-name="Table7781626124745184427.2"/>
        <table:table-column table:style-name="Table7781626124745184427.3"/>
        <table:table-row>
          <table:table-cell table:style-name="JgC1pod">
            <text:p text:style-name="podCellContent">Texte</text:p>
          </table:table-cell>
          <table:table-cell table:style-name="JgC1pod">
            <text:p text:style-name="podCellContent">Texte</text:p>
          </table:table-cell>
          <table:table-cell table:style-name="JgC1pod">
            <text:p text:style-name="podCellContent">Texte</text:p>
          </table:table-cell>
        </table:table-row>
        <table:table-row>
          <table:table-cell table:style-name="JgC1pod">
            <text:p text:style-name="podCellContent">Texte</text:p>
          </table:table-cell>
          <table:table-cell table:style-name="JgC1pod">
            <text:p text:style-name="podCellContent">Texte</text:p>
          </table:table-cell>
          <table:table-cell table:style-name="JgC1pod">
            <text:p text:style-name="podCellContent">Texte</text:p>
          </table:table-cell>
        </table:table-row>
      </table:table>
      <text:list text:style-name="podNumberedList" text:continue-numbering="true">
        <text:list-item>
          <text:line-break/>
          <text:p text:style-name="podNumberItem">Texte after the table</text:p>
        </text:list-item>
      </text:list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Tahoma1" svg:font-family="Tahoma"/>
    <style:font-face style:name="Ubuntu" svg:font-family="Ubuntu" style:font-family-generic="swiss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Before" style:family="paragraph">
      <style:paragraph-properties fo:break-before="page" fo:margin="0cm"/>
      <style:text-properties fo:font-size="2pt"/>
    </style:style>
    <style:style style:name="podPageBreakBeforeDuplex" style:family="paragraph" style:parent-style-name="podPageBreakBefore" style:master-page-name="Standard">
</style:style>
    <style:style style:name="podPageBreakAfter" style:family="paragraph">
      <style:paragraph-properties fo:break-after="page" fo:margin="0cm"/>
      <style:text-properties fo:font-size="2pt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OpenSymbol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style:default-style style:family="graphic">
      <style:graphic-properties svg:stroke-color="#000000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99ccf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font-name="Nimbus Roman No9 L" style:language-asian="zxx" style:language-complex="zxx" style:font-size-asian="12pt" style:font-name-asian="DejaVu Sans" fo:font-size="12pt" style:font-size-complex="12pt" style:country-asian="none" style:font-name-complex="Tahoma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 style:contextual-spacing="false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 style:contextual-spacing="false"/>
      <style:text-properties style:font-family-generic-asian="system" style:font-name-complex="Tahoma" style:font-family-generic-complex="system" style:font-size-asian="14pt" fo:font-family="'Nimbus Sans L'" style:font-name="Nimbus Sans L" style:font-size-complex="14pt" style:font-family-asian="Mincho" style:font-name-asian="Mincho" style:font-family-complex="Tahoma" fo:font-size="14pt" style:font-pitch-complex="variable" style:font-pitch="variable" style:font-pitch-asian="variable" style:font-family-generic="swiss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family-complex="Tahoma"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 style:contextual-spacing="false"/>
      <style:text-properties fo:font-style="italic" style:font-size-asian="12pt" style:font-size-complex="12pt" style:font-family-complex="Tahoma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family-complex="Tahoma" style:font-name-complex="Tahoma1"/>
    </style:style>
    <style:style style:name="Signature" style:master-page-name="" style:class="text" style:parent-style-name="Standard" style:family="paragraph">
      <style:paragraph-properties fo:text-indent="0cm" text:line-number="0" fo:margin-left="0cm" style:page-number="auto" style:auto-text-indent="false" fo:margin-right="0cm" text:number-lines="false"/>
      <style:text-properties fo:font-size="16pt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  <text:list-style style:name="podNumberedList">
      <text:list-level-style-number text:level="1" text:style-name="podNumberStyle" style:num-suffix="." style:num-format="1">
        <style:list-level-properties text:space-before="0.32in" text:min-label-width="0.32in"/>
      </text:list-level-style-number>
      <text:list-level-style-number text:level="2" text:style-name="podNumberStyle" style:num-suffix="." style:num-format="1">
        <style:list-level-properties text:space-before="0.64in" text:min-label-width="0.32in"/>
      </text:list-level-style-number>
      <text:list-level-style-number text:level="3" text:style-name="podNumberStyle" style:num-suffix="." style:num-format="1">
        <style:list-level-properties text:space-before="0.96in" text:min-label-width="0.32in"/>
      </text:list-level-style-number>
      <text:list-level-style-number text:level="4" text:style-name="podNumberStyle" style:num-suffix="." style:num-format="1">
        <style:list-level-properties text:space-before="1.28in" text:min-label-width="0.32in"/>
      </text:list-level-style-number>
    </text:list-style>
    <text:list-style style:name="podBulletedList">
      <text:list-level-style-bullet text:level="1" text:style-name="podBulletStyle" text:bullet-char="•">
        <style:list-level-properties text:space-before="0.32in" text:min-label-width="0.32in"/>
      </text:list-level-style-bullet>
      <text:list-level-style-bullet text:level="2" text:style-name="podBulletStyle" text:bullet-char="◦">
        <style:list-level-properties text:space-before="0.64in" text:min-label-width="0.32in"/>
      </text:list-level-style-bullet>
      <text:list-level-style-bullet text:level="3" text:style-name="podBulletStyle" text:bullet-char="▪">
        <style:list-level-properties text:space-before="0.96in" text:min-label-width="0.32in"/>
      </text:list-level-style-bullet>
      <text:list-level-style-bullet text:level="4" text:style-name="podBulletStyle" text:bullet-char="•">
        <style:list-level-properties text:space-before="1.28in" text:min-label-width="0.32in"/>
      </text:list-level-style-bullet>
    </text:list-style>
  </office:styles>
  <office:automatic-styles>
    <style:page-layout style:name="M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line-style="none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Gaetan Delannay</meta:initial-creator>
    <meta:creation-date>2007-08-06T12:09:45</meta:creation-date>
    <dc:date>2016-05-03T18:52:31.343845229</dc:date>
    <dc:language>en-US</dc:language>
    <meta:editing-cycles>17</meta:editing-cycles>
    <meta:editing-duration>PT1H54M6S</meta:editing-duration>
    <meta:document-statistic meta:table-count="0" meta:image-count="0" meta:object-count="0" meta:page-count="1" meta:paragraph-count="1" meta:word-count="10" meta:character-count="49" meta:non-whitespace-character-count="40"/>
    <meta:user-defined meta:name="Info 1"/>
    <meta:user-defined meta:name="Info 2"/>
    <meta:user-defined meta:name="Info 3"/>
    <meta:user-defined meta:name="Info 4"/>
    <dc:title>xhtmlPIntoLis</dc:title>
  </office:meta>
</office:document-meta>
</file>